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565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29.411cm"/>
    </style:style>
    <style:style style:name="co5" style:family="table-column">
      <style:table-column-properties fo:break-before="auto" style:column-width="11.1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3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9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9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n_estimators=100, learning_rate=0.072, num_leaves=29, min_child_samples=110</text:p>
          </table:table-cell>
          <table:table-cell office:value-type="string" calcext:value-type="string">
            <text:p>Probando LXGB con parametros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20H25M00S" calcext:value-type="time">
            <text:p>20:25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708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Imputaciónd de valores simple y oversampling de 2000 instancias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n_estimators=100, learning_rate=0.072, num_leaves=29, min_child_samples=111</text:p>
          </table:table-cell>
          <table:table-cell office:value-type="string" calcext:value-type="string">
            <text:p>Pruebo a hacer oversampling, ha ido mejor de lo esperado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 y undersampling de 200 instancias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n_estimators=100, learning_rate=0.072, num_leaves=29, min_child_samples=112</text:p>
          </table:table-cell>
          <table:table-cell office:value-type="string" calcext:value-type="string">
            <text:p>Pruebo el undersampling (la hora esta bien, ha sido a las 00 justas)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0H06M00S" calcext:value-type="time">
            <text:p>20:06: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table:style-name="ce7"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</text:p>
          </table:table-cell>
          <table:table-cell office:value-type="string" calcext:value-type="string">
            <text:p>Ajusto parametros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3H44M00S" calcext:value-type="time">
            <text:p>23:44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mejorar parametros</text:p>
          </table:table-cell>
        </table:table-row>
        <table:table-row table:style-name="ro2">
          <table:table-cell office:value-type="date" office:date-value="2021-12-30" calcext:value-type="date">
            <text:p>30/12/21</text:p>
          </table:table-cell>
          <table:table-cell office:value-type="time" office:time-value="PT00H47M00S" calcext:value-type="time">
            <text:p>00:47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2</text:p>
          </table:table-cell>
          <table:table-cell office:value-type="string" calcext:value-type="string">
            <text:p>0.8628</text:p>
          </table:table-cell>
          <table:table-cell office:value-type="string" calcext:value-type="string">
            <text:p>Imputacion de valores inteligent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otro preprocesado sin éxito</text:p>
          </table:table-cell>
        </table:table-row>
        <table:table-row table:style-name="ro2">
          <table:table-cell office:value-type="date" office:date-value="2021-12-31" calcext:value-type="date">
            <text:p>31/12/21</text:p>
          </table:table-cell>
          <table:table-cell office:value-type="time" office:time-value="PT00H33M00S" calcext:value-type="time">
            <text:p>00:33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4</text:p>
          </table:table-cell>
          <table:table-cell office:value-type="string" calcext:value-type="string">
            <text:p>0.8629</text:p>
          </table:table-cell>
          <table:table-cell office:value-type="string" calcext:value-type="string">
            <text:p>Imputación de valores inteligente mejorada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otro preprocesado sin éxito</text:p>
          </table:table-cell>
        </table:table-row>
        <table:table-row table:style-name="ro2">
          <table:table-cell office:value-type="date" office:date-value="2021-12-31" calcext:value-type="date">
            <text:p>31/12/21</text:p>
          </table:table-cell>
          <table:table-cell office:value-type="time" office:time-value="PT21H20M00S" calcext:value-type="time">
            <text:p>21:20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8620</text:p>
          </table:table-cell>
          <table:table-cell office:value-type="string" calcext:value-type="string">
            <text:p>Imputacion de valores simple y normalizacion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1</text:p>
          </table:table-cell>
          <table:table-cell office:value-type="string" calcext:value-type="string">
            <text:p>Intento preprocesado sin xito</text:p>
          </table:table-cell>
        </table:table-row>
        <table:table-row table:style-name="ro2">
          <table:table-cell office:value-type="date" office:date-value="2021-12-31" calcext:value-type="date">
            <text:p>31/12/21</text:p>
          </table:table-cell>
          <table:table-cell office:value-type="time" office:time-value="PT21H25M00S" calcext:value-type="time">
            <text:p>21:25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 y normalizacion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2</text:p>
          </table:table-cell>
          <table:table-cell office:value-type="string" calcext:value-type="string">
            <text:p>Intento normalizar de nuev o sin éx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90.001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9:36:52.2664553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2-01-05T19:43:26.130801762</dc:date>
    <meta:editing-duration>PT9H30M10S</meta:editing-duration>
    <meta:editing-cycles>18</meta:editing-cycles>
    <meta:document-statistic meta:table-count="1" meta:cell-count="152" meta:object-count="0"/>
  </office:meta>
</office:document-meta>
</file>